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tstrapTestUtilsMergedConfigTests.compareApplesToOranges( Class &lt; ? &gt; parent , Class &lt; ? &gt;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ootstrapTestUtilsMergedConfigTests.buildMergedConfigWithMetaAnnotationAnd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tstrapTestUtilsMergedConfigTests.buildMergedConfigWithDuplicateConfigurationOnSuperclassAnd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tstrapTestUtilsMergedConfigTests.buildMergedConfigForDoubleNestedTestClassWithInheritedOverriddenConfi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otstrapTestUtilsMergedConfigTests.buildMergedConfigForNestedTestClassWithInheritedConfigForContextHierarch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ootstrapTestUtilsMergedConfigTests.buildMergedConfigForContextHierarch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ootstrapTestUtilsMergedConfigTests.buildMergedConfigWithContextConfigurationWithoutLocationsClassesOrInitializ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tstrapTestUtilsMergedConfigTests.buildMergedConfigForNestedTestClassWithOverriddenConfi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otstrapTestUtilsMergedConfigTests.assertEmptyConfigsAreNotEqual( Class &lt; ? &gt; parent , Class &lt; ? &gt; child , Class &lt; ? &gt; grand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ootstrapTestUtilsMergedConfigTests.buildMergedConfigWithEmptyConfigurationOnEnclosingClassAndExplicitConfigOnNes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ootstrapTestUtilsMergedConfigTests.buildMergedConfigForNestedTestClassWithMergedInheritedConfi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otstrapTestUtilsMergedConfigTests.buildMergedConfigWithLocalAndInheritedAnnotationsAndClass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otstrapTestUtilsMergedConfigTests.buildMergedConfigWithDuplicateConfigurationOnEnclosingClassAndNes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tstrapTestUtilsMergedConfigTests.buildMergedConfigWithAnnotationsAndOverriddenClass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otstrapTestUtilsMergedConfigTests.buildMergedConfigWithLocalAnnotationAndClas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tstrapTestUtilsMergedConfigTests.buildMergedConfigWithBare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otstrapTestUtilsMergedConfigTests.buildMergedConfigWithAnnotationsAndOverriddenLoc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otstrapTestUtilsMergedConfigTests.buildMergedConfigWithEmptyConfigurationOnSuperclassAnd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tstrapTestUtilsMergedConfigTests.assertMergedConfigForLocationPaths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ootstrapTestUtilsMergedConfigTests.buildMergedConfigForNestedTestClassWithMergedInheritedConfigForContextHierarch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ootstrapTestUtilsMergedConfigTests.buildMergedConfigWithLocalAndInheritedAnnotationsAndLoc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otstrapTestUtilsMergedConfigTests.buildMergedConfigWithMetaAnnotationAndLoc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tstrapTestUtilsMergedConfigTests.compareApplesToApples( Class &lt; ? &gt; parent , Class &lt; ? &gt;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ootstrapTestUtilsMergedConfigTests.buildMergedConfigForNestedTestClassWithOverriddenConfigForContextHierarch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ootstrapTestUtilsMergedConfigTests.buildMergedConfigWithMetaAnnotationAndClasses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tstrapTestUtilsMergedConfigTests.buildMergedConfigForNestedTestClassWithInheritedConfi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otstrapTestUtilsMergedConfigTests.buildImplicitMergedConfigWithout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tstrapTestUtilsMergedConfigTests.buildMergedConfigWithAtWebAppConfigurationWithAnnotationAndClassesOnSuper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ootstrapTestUtilsMergedConfigTests.buildMergedConfigWithLocalAnnotationAndLoc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tstrapTestUtilsMergedConfigTests.buildMergedConfigAndVerifyLocationPathsAreCleanedEquivalen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